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781a" officeooo:paragraph-rsid="0001781a"/>
    </style:style>
    <style:style style:name="P2" style:family="paragraph" style:parent-style-name="Standard" style:list-style-name="L1">
      <style:text-properties officeooo:rsid="0002c5b6" officeooo:paragraph-rsid="0002c5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73459833544584562" text:style-name="L1">
        <text:list-item>
          <text:p text:style-name="P1">5 Times. 32-&gt;16-&gt;8-&gt;4-&gt;2-&gt;1</text:p>
        </text:list-item>
        <text:list-item>
          <text:p text:style-name="P1">lb: 6 m: 10, ub: 13</text:p>
        </text:list-item>
        <text:list-item>
          <text:p text:style-name="P2">That the number array must be sorted in an ascending or descending order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13:31.018451660</meta:creation-date>
    <meta:generator>LibreOffice/5.1.6.2$Linux_X86_64 LibreOffice_project/10m0$Build-2</meta:generator>
    <dc:date>2017-04-18T11:44:10.466386010</dc:date>
    <meta:editing-duration>PT2M25S</meta:editing-duration>
    <meta:editing-cycles>2</meta:editing-cycles>
    <meta:document-statistic meta:table-count="0" meta:image-count="0" meta:object-count="0" meta:page-count="1" meta:paragraph-count="4" meta:word-count="26" meta:character-count="127" meta:non-whitespace-character-count="108"/>
  </office:meta>
</office:document-meta>
</file>